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ef0" officeooo:paragraph-rsid="00187ef0"/>
    </style:style>
    <style:style style:name="P2" style:family="paragraph" style:parent-style-name="Standard">
      <style:text-properties officeooo:paragraph-rsid="00187ef0"/>
    </style:style>
    <style:style style:name="T1" style:family="text">
      <style:text-properties officeooo:rsid="00187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m </text:p>
      <text:p text:style-name="P1"/>
      <text:p text:style-name="P2"><text:span text:style-name="T1">link : </text:span><text:a xlink:type="simple" xlink:href="https://www.radford.edu/~mhtay/CPSC120/VIM_Editor_Commands.htm" text:style-name="Internet_20_link" text:visited-style-name="Visited_20_Internet_20_Link">https://www.radford.edu/~mhtay/CPSC120/VIM_Editor_Commands.htm</text:a></text:p>
      <text:p text:style-name="P2"/>
      <text:p text:style-name="P1">mano </text:p>
      <text:p text:style-name="P1"/>
      <text:p text:style-name="P1">link : <text:a xlink:type="simple" xlink:href="https://www.nano-editor.org/dist/v2.2/nano.html" text:style-name="Internet_20_link" text:visited-style-name="Visited_20_Internet_20_Link">https://www.nano-editor.org/dist/v2.2/nano.html</text:a></text:p>
      <text:p text:style-name="P1"/>
      <text:p text:style-name="P1">vi </text:p>
      <text:p text:style-name="P1"/>
      <text:p text:style-name="P1">link : <text:a xlink:type="simple" xlink:href="https://www.cs.colostate.edu/helpdocs/vi.html" text:style-name="Internet_20_link" text:visited-style-name="Visited_20_Internet_20_Link">https://www.cs.colostate.edu/helpdocs/vi.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8:27:57.036120622</meta:creation-date>
    <meta:generator>LibreOffice/6.2.8.2$Linux_X86_64 LibreOffice_project/20$Build-2</meta:generator>
    <dc:date>2020-04-20T18:43:08.072661484</dc:date>
    <meta:editing-duration>PT4M11S</meta:editing-duration>
    <meta:editing-cycles>1</meta:editing-cycles>
    <meta:document-statistic meta:table-count="0" meta:image-count="0" meta:object-count="0" meta:page-count="1" meta:paragraph-count="6" meta:word-count="12" meta:character-count="187" meta:non-whitespace-character-count="178"/>
  </office:meta>
</office:document-meta>
</file>